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7.45cm" fo:min-width="18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5cm" fo:min-width="18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3.15cm" fo:min-width="4.5cm"/>
    </style:style>
    <style:style style:name="gr4" style:family="graphic" style:parent-style-name="standard">
      <style:graphic-properties draw:stroke="none" svg:stroke-color="#000000" draw:fill="none" draw:fill-color="#ffffff" fo:min-height="1.4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3.8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3.4cm" svg:x="1.4cm" svg:y="1.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1cm" svg:height="1.7cm" svg:x="1.9cm" svg:y="2.3cm">
          <draw:text-box>
            <text:p>Logo</text:p>
          </draw:text-box>
        </draw:frame>
        <draw:frame draw:style-name="gr5" draw:text-style-name="P2" draw:layer="layout" svg:width="5.3cm" svg:height="1.2cm" svg:x="14.4cm" svg:y="3.4cm">
          <draw:text-box>
            <text:p>Sign In<text:tab/>Sign Up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6-14T18:58:28.150000000</meta:creation-date>
    <dc:date>2022-06-14T19:06:12.107000000</dc:date>
    <meta:editing-duration>PT7M46S</meta:editing-duration>
    <meta:editing-cycles>1</meta:editing-cycles>
    <meta:document-statistic meta:object-count="5"/>
    <meta:generator>LibreOffice/6.3.3.2$Windows_X86_64 LibreOffice_project/a64200df03143b798afd1ec74a12ab50359878ed</meta:generator>
  </office:meta>
</office:document-meta>
</file>